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Carlito" fo:hyphenate="false"/>
    </style:style>
    <style:style style:name="P2" style:family="paragraph">
      <style:text-properties style:font-name="Carlito"/>
    </style:style>
    <style:style style:name="P3" style:family="paragraph">
      <loext:graphic-properties draw:fill-color="#5e8ac7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Carlito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Carlito" fo:font-size="20pt" style:font-size-asian="20pt" style:font-size-complex="20pt"/>
    </style:style>
    <style:style style:name="P6" style:family="paragraph">
      <loext:graphic-properties draw:fill-color="#59c5c7"/>
      <style:paragraph-properties fo:text-align="center"/>
      <style:text-properties style:font-name="Carlito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-color="#f68e76"/>
      <style:paragraph-properties fo:text-align="center"/>
      <style:text-properties style:font-name="Carlito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loext:graphic-properties draw:fill-color="#add58a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Carlito" fo:hyphenate="false"/>
    </style:style>
    <style:style style:name="P11" style:family="paragraph">
      <loext:graphic-properties draw:fill-color="#fdc578"/>
      <style:paragraph-properties fo:text-align="center"/>
      <style:text-properties style:font-name="Carlito"/>
    </style:style>
    <style:style style:name="T1" style:family="text">
      <style:text-properties style:font-name="Carlito" fo:font-size="20pt" style:font-size-asian="20pt" style:font-size-complex="20pt"/>
    </style:style>
    <style:style style:name="T2" style:family="text">
      <style:text-properties style:font-name="Carlito"/>
    </style:style>
    <style:style style:name="T3" style:family="text">
      <style:text-properties style:text-position="33% 58%" style:font-name="Carlito" fo:font-size="20pt" style:font-size-asian="20pt" style:font-size-complex="20pt"/>
    </style:style>
    <style:style style:name="gr1" style:family="graphic">
      <style:graphic-properties draw:fill-color="#5e8ac7" draw:textarea-horizontal-align="justify" draw:textarea-vertical-align="top" draw:auto-grow-height="false" fo:min-height="2.4409in" fo:min-width="1.3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vertical-align="middle" draw:auto-grow-height="false" fo:min-height="0.9102in" fo:min-width="0.0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59c5c7" draw:textarea-horizontal-align="justify" draw:textarea-vertical-align="middle" draw:auto-grow-height="false" fo:min-height="0.3472in" fo:min-width="1.7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68e76" draw:textarea-horizontal-align="justify" draw:textarea-vertical-align="middle" draw:auto-grow-height="false" fo:min-height="0.1764in" fo:min-width="0.6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vertical-align="middle" draw:auto-grow-height="false" fo:min-height="0.378in" fo:min-width="0.0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textarea-vertical-align="middle" draw:auto-grow-height="false" fo:min-height="1.6909in" fo:min-width="0.0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textarea-vertical-align="middle" draw:auto-grow-height="false" fo:min-height="0.3016in" fo:min-width="0.0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59c5c7" draw:textarea-horizontal-align="justify" draw:textarea-vertical-align="middle" draw:auto-grow-height="false" fo:min-height="0.3484in" fo:min-width="1.7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add58a" draw:textarea-horizontal-align="justify" draw:textarea-vertical-align="top" draw:auto-grow-height="false" fo:min-height="2.4409in" fo:min-width="0.7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dc578" draw:textarea-horizontal-align="justify" draw:textarea-vertical-align="middle" draw:auto-grow-height="false" fo:min-height="0.428in" fo:min-width="0.7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3" svg:width="1.328in" svg:height="2.4413in" svg:x="0.6035in" svg:y="0.4283in"><text:p text:style-name="P1"><text:span text:style-name="T1">Edge </text:span><text:span text:style-name="T1">graph</text:span></text:p><text:p text:style-name="P2"><text:span text:style-name="T2">{0.01, (2, 5)}</text:span></text:p><text:p text:style-name="P2"><text:span text:style-name="T2">{0.12, (3, 4)}</text:span></text:p><text:p text:style-name="P2"><text:span text:style-name="T2">...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4" svg:width="0.1449in" svg:height="0.9661in" svg:x="2.111in" svg:y="0.5709in"><text:p/><draw:enhanced-geometry svg:viewBox="0 0 21600 21600" draw:glue-points="0 0 0 21600 21600 10800" draw:text-areas="0 ?f9 7800 ?f10" draw:type="right-brace" draw:modifiers="2002.04081632653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" draw:name="Shape3" draw:style-name="gr3" draw:text-style-name="P6" svg:width="1.7362in" svg:height="0.3476in" svg:x="2.3953in" svg:y="0.9311in"><text:p text:style-name="P5"><text:span text:style-name="T1">Flag complex</text:span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8" svg:width="0.7878in" svg:height="0.3531in" svg:x="4.1819in" svg:y="0.5374in"><text:p text:style-name="P7"><text:span text:style-name="T2">collapse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4" draw:style-name="gr4" draw:text-style-name="P8" svg:width="0.7878in" svg:height="0.3531in" svg:x="4.1819in" svg:y="0.9311in"><text:p text:style-name="P7"><text:span text:style-name="T2">collapse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2" draw:style-name="gr5" draw:text-style-name="P9" svg:width="0.1453in" svg:height="0.4004in" svg:x="5.0043in" svg:y="0.711in"><text:p/><draw:enhanced-geometry svg:viewBox="0 0 21600 21600" draw:glue-points="0 0 0 21600 21600 10800" draw:text-areas="0 ?f9 7800 ?f10" draw:type="right-brace" draw:modifiers="2002.04081632653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6" draw:name="Shape2" draw:style-name="gr6" draw:text-style-name="P4" svg:width="0.1449in" svg:height="1.7953in" svg:x="1.9665in" svg:y="0.5709in"><text:p/><draw:enhanced-geometry svg:viewBox="0 0 21600 21600" draw:glue-points="0 0 0 21600 21600 10800" draw:text-areas="0 ?f9 7800 ?f10" draw:type="right-brace" draw:modifiers="2002.04081632653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7" draw:name="Shape2" draw:style-name="gr7" draw:text-style-name="P9" svg:width="0.1453in" svg:height="0.3197in" svg:x="2.2264in" svg:y="0.5709in"><text:p/><draw:enhanced-geometry svg:viewBox="0 0 21600 21600" draw:glue-points="0 0 0 21600 21600 10800" draw:text-areas="0 ?f9 7800 ?f10" draw:type="right-brace" draw:modifiers="2002.04081632653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8" draw:name="Shape3" draw:style-name="gr8" draw:text-style-name="P6" svg:width="1.7378in" svg:height="0.3488in" svg:x="2.3937in" svg:y="0.5374in"><text:p text:style-name="P7"><text:span text:style-name="T1">Flag complex</text:span><text:span text:style-name="T3">0</text:span></text:p><draw:enhanced-geometry svg:viewBox="0 0 21600 21600" draw:type="rectangle" draw:enhanced-path="M 0 0 L 21600 0 21600 21600 0 21600 0 0 Z N"/></draw:custom-shape><draw:custom-shape text:anchor-type="paragraph" draw:z-index="9" draw:name="Shape3" draw:style-name="gr3" draw:text-style-name="P6" svg:width="1.7362in" svg:height="0.3476in" svg:x="2.3945in" svg:y="1.7291in"><text:p text:style-name="P5"><text:span text:style-name="T1">...</text:span></text:p><draw:enhanced-geometry svg:viewBox="0 0 21600 21600" draw:type="rectangle" draw:enhanced-path="M 0 0 L 21600 0 21600 21600 0 21600 0 0 Z N"/></draw:custom-shape><draw:custom-shape text:anchor-type="paragraph" draw:z-index="10" draw:name="Shape3" draw:style-name="gr3" draw:text-style-name="P6" svg:width="1.7362in" svg:height="0.3476in" svg:x="2.3953in" svg:y="1.3252in"><text:p text:style-name="P5"><text:span text:style-name="T1">Flag complex</text:span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9" draw:text-style-name="P10" svg:width="0.7122in" svg:height="2.4413in" svg:x="5.172in" svg:y="0.4283in"><text:p text:style-name="P1"><text:span text:style-name="T1">Tower</text:span></text:p><draw:enhanced-geometry svg:viewBox="0 0 21600 21600" draw:type="rectangle" draw:enhanced-path="M 0 0 L 21600 0 21600 21600 0 21600 0 0 Z N"/></draw:custom-shape><draw:custom-shape text:anchor-type="paragraph" draw:z-index="12" draw:name="Shape4" draw:style-name="gr4" draw:text-style-name="P8" svg:width="0.7878in" svg:height="0.3531in" svg:x="4.1819in" svg:y="1.3252in"><text:p text:style-name="P7"><text:span text:style-name="T2">collapse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2" draw:style-name="gr5" draw:text-style-name="P9" svg:width="0.1453in" svg:height="0.4004in" svg:x="5.0043in" svg:y="1.1047in"><text:p/><draw:enhanced-geometry svg:viewBox="0 0 21600 21600" draw:glue-points="0 0 0 21600 21600 10800" draw:text-areas="0 ?f9 7800 ?f10" draw:type="right-brace" draw:modifiers="2002.04081632653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4" draw:name="Shape5" draw:style-name="gr10" draw:text-style-name="P11" svg:width="0.7122in" svg:height="0.6421in" svg:x="5.172in" svg:y="2.4472in"><text:p text:style-name="P7"><text:span text:style-name="T2">Distance</text:span></text:p><text:p text:style-name="P7"><text:span text:style-name="T2">matrix</text:span></text:p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0:33:58.580508540</meta:creation-date>
    <dc:date>2019-10-10T11:04:53.495144623</dc:date>
    <meta:editing-duration>PT9M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